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0.1cm" svg:stroke-color="#0066cc" draw:marker-start-width="0.5cm" draw:marker-end-width="0.5cm" draw:fill="none" draw:textarea-horizontal-align="center" draw:textarea-vertical-align="middle" fo:padding-top="0.05cm" fo:padding-bottom="0.05cm" fo:padding-left="0.05cm" fo:padding-right="0.05c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-1.7">
            <text:p>-1,7</text:p>
          </table:table-cell>
          <table:table-cell table:formula="of:=(1+[.A1])/(SQRT(2+[.A1]+[.A1]^2))" office:value-type="float" office:value="-0.391924757669098">
            <text:p>-0,3919247577</text:p>
          </table:table-cell>
          <table:table-cell>
            <draw:frame table:end-cell-address="Лист1.J32" table:end-x="1.422cm" table:end-y="0.367cm" draw:z-index="0" draw:style-name="gr1" draw:text-style-name="P1" svg:width="16.839cm" svg:height="15.462cm" svg:x="0.39cm" svg:y="0.212cm">
              <draw:object draw:notify-on-update-of-ranges="Лист1.A1:Лист1.A33 Лист1.B1:Лист1.B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-1.6">
            <text:p>-1,6</text:p>
          </table:table-cell>
          <table:table-cell table:formula="of:=(1+[.A2])/(SQRT(2+[.A2]+[.A2]^2))" office:value-type="float" office:value="-0.348742916231458">
            <text:p>-0,3487429162</text:p>
          </table:table-cell>
          <table:table-cell/>
        </table:table-row>
        <table:table-row table:style-name="ro1">
          <table:table-cell office:value-type="float" office:value="-1.5">
            <text:p>-1,5</text:p>
          </table:table-cell>
          <table:table-cell table:formula="of:=(1+[.A3])/(SQRT(2+[.A3]+[.A3]^2))" office:value-type="float" office:value="-0.301511344577764">
            <text:p>-0,3015113446</text:p>
          </table:table-cell>
          <table:table-cell/>
        </table:table-row>
        <table:table-row table:style-name="ro1">
          <table:table-cell office:value-type="float" office:value="-1.4">
            <text:p>-1,4</text:p>
          </table:table-cell>
          <table:table-cell table:formula="of:=(1+[.A4])/(SQRT(2+[.A4]+[.A4]^2))" office:value-type="float" office:value="-0.25">
            <text:p>-0,25</text:p>
          </table:table-cell>
          <table:table-cell/>
        </table:table-row>
        <table:table-row table:style-name="ro1">
          <table:table-cell office:value-type="float" office:value="-1.3">
            <text:p>-1,3</text:p>
          </table:table-cell>
          <table:table-cell table:formula="of:=(1+[.A5])/(SQRT(2+[.A5]+[.A5]^2))" office:value-type="float" office:value="-0.194053868205945">
            <text:p>-0,1940538682</text:p>
          </table:table-cell>
          <table:table-cell/>
        </table:table-row>
        <table:table-row table:style-name="ro1">
          <table:table-cell office:value-type="float" office:value="-1.2">
            <text:p>-1,2</text:p>
          </table:table-cell>
          <table:table-cell table:formula="of:=(1+[.A6])/(SQRT(2+[.A6]+[.A6]^2))" office:value-type="float" office:value="-0.133630620956212">
            <text:p>-0,133630621</text:p>
          </table:table-cell>
          <table:table-cell/>
        </table:table-row>
        <table:table-row table:style-name="ro1">
          <table:table-cell office:value-type="float" office:value="-1.1">
            <text:p>-1,1</text:p>
          </table:table-cell>
          <table:table-cell table:formula="of:=(1+[.A7])/(SQRT(2+[.A7]+[.A7]^2))" office:value-type="float" office:value="-0.0688428390821515">
            <text:p>-0,0688428391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table:formula="of:=(1+[.A8])/(SQRT(2+[.A8]+[.A8]^2)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-0.900000000000001">
            <text:p>-0,9</text:p>
          </table:table-cell>
          <table:table-cell table:formula="of:=(1+[.A9])/(SQRT(2+[.A9]+[.A9]^2))" office:value-type="float" office:value="0.0723574605292414">
            <text:p>0,0723574605</text:p>
          </table:table-cell>
          <table:table-cell/>
        </table:table-row>
        <table:table-row table:style-name="ro1">
          <table:table-cell office:value-type="float" office:value="-0.800000000000001">
            <text:p>-0,8</text:p>
          </table:table-cell>
          <table:table-cell table:formula="of:=(1+[.A10])/(SQRT(2+[.A10]+[.A10]^2))" office:value-type="float" office:value="0.147441956154896">
            <text:p>0,1474419562</text:p>
          </table:table-cell>
          <table:table-cell/>
        </table:table-row>
        <table:table-row table:style-name="ro1">
          <table:table-cell office:value-type="float" office:value="-0.700000000000001">
            <text:p>-0,7</text:p>
          </table:table-cell>
          <table:table-cell table:formula="of:=(1+[.A11])/(SQRT(2+[.A11]+[.A11]^2))" office:value-type="float" office:value="0.22423052782558">
            <text:p>0,2242305278</text:p>
          </table:table-cell>
          <table:table-cell/>
        </table:table-row>
        <table:table-row table:style-name="ro1">
          <table:table-cell office:value-type="float" office:value="-0.6">
            <text:p>-0,6</text:p>
          </table:table-cell>
          <table:table-cell table:formula="of:=(1+[.A12])/(SQRT(2+[.A12]+[.A12]^2))" office:value-type="float" office:value="0.301511344577764">
            <text:p>0,3015113446</text:p>
          </table:table-cell>
          <table:table-cell/>
        </table:table-row>
        <table:table-row table:style-name="ro1">
          <table:table-cell office:value-type="float" office:value="-0.5">
            <text:p>-0,5</text:p>
          </table:table-cell>
          <table:table-cell table:formula="of:=(1+[.A13])/(SQRT(2+[.A13]+[.A13]^2))" office:value-type="float" office:value="0.377964473009227">
            <text:p>0,377964473</text:p>
          </table:table-cell>
          <table:table-cell/>
        </table:table-row>
        <table:table-row table:style-name="ro1">
          <table:table-cell office:value-type="float" office:value="-0.4">
            <text:p>-0,4</text:p>
          </table:table-cell>
          <table:table-cell table:formula="of:=(1+[.A14])/(SQRT(2+[.A14]+[.A14]^2))" office:value-type="float" office:value="0.452267016866645">
            <text:p>0,4522670169</text:p>
          </table:table-cell>
          <table:table-cell/>
        </table:table-row>
        <table:table-row table:style-name="ro1">
          <table:table-cell office:value-type="float" office:value="-0.3">
            <text:p>-0,3</text:p>
          </table:table-cell>
          <table:table-cell table:formula="of:=(1+[.A15])/(SQRT(2+[.A15]+[.A15]^2))" office:value-type="float" office:value="0.523204564926355">
            <text:p>0,5232045649</text:p>
          </table:table-cell>
          <table:table-cell/>
        </table:table-row>
        <table:table-row table:style-name="ro1">
          <table:table-cell office:value-type="float" office:value="-0.2">
            <text:p>-0,2</text:p>
          </table:table-cell>
          <table:table-cell table:formula="of:=(1+[.A16])/(SQRT(2+[.A16]+[.A16]^2))" office:value-type="float" office:value="0.589767824619589">
            <text:p>0,5897678246</text:p>
          </table:table-cell>
          <table:table-cell/>
        </table:table-row>
        <table:table-row table:style-name="ro1">
          <table:table-cell office:value-type="float" office:value="-0.0999999999999999">
            <text:p>-0,1</text:p>
          </table:table-cell>
          <table:table-cell table:formula="of:=(1+[.A17])/(SQRT(2+[.A17]+[.A17]^2))" office:value-type="float" office:value="0.651217144763179">
            <text:p>0,65121714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(1+[.A18])/(SQRT(2+[.A18]+[.A18]^2))" office:value-type="float" office:value="0.707106781186547">
            <text:p>0,7071067812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table:formula="of:=(1+[.A19])/(SQRT(2+[.A19]+[.A19]^2))" office:value-type="float" office:value="0.757271229903666">
            <text:p>0,7572712299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table:formula="of:=(1+[.A20])/(SQRT(2+[.A20]+[.A20]^2))" office:value-type="float" office:value="0.801783725737273">
            <text:p>0,8017837257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table:formula="of:=(1+[.A21])/(SQRT(2+[.A21]+[.A21]^2))" office:value-type="float" office:value="0.840900095559096">
            <text:p>0,8409000956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table:formula="of:=(1+[.A22])/(SQRT(2+[.A22]+[.A22]^2))" office:value-type="float" office:value="0.875">
            <text:p>0,875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formula="of:=(1+[.A23])/(SQRT(2+[.A23]+[.A23]^2))" office:value-type="float" office:value="0.904534033733291">
            <text:p>0,9045340337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table:formula="of:=(1+[.A24])/(SQRT(2+[.A24]+[.A24]^2))" office:value-type="float" office:value="0.929981109950554">
            <text:p>0,92998111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table:formula="of:=(1+[.A25])/(SQRT(2+[.A25]+[.A25]^2))" office:value-type="float" office:value="0.951817268624952">
            <text:p>0,9518172686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table:formula="of:=(1+[.A26])/(SQRT(2+[.A26]+[.A26]^2))" office:value-type="float" office:value="0.970494958830946">
            <text:p>0,9704949588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table:formula="of:=(1+[.A27])/(SQRT(2+[.A27]+[.A27]^2))" office:value-type="float" office:value="0.986430850137213">
            <text:p>0,98643085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(1+[.A28])/(SQRT(2+[.A28]+[.A28]^2)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table:formula="of:=(1+[.A29])/(SQRT(2+[.A29]+[.A29]^2))" office:value-type="float" office:value="1.01153440680408">
            <text:p>1,0115344068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table:formula="of:=(1+[.A30])/(SQRT(2+[.A30]+[.A30]^2))" office:value-type="float" office:value="1.02132435997379">
            <text:p>1,02132436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table:formula="of:=(1+[.A31])/(SQRT(2+[.A31]+[.A31]^2))" office:value-type="float" office:value="1.02962140638244">
            <text:p>1,0296214064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table:formula="of:=(1+[.A32])/(SQRT(2+[.A32]+[.A32]^2))" office:value-type="float" office:value="1.03664211069763">
            <text:p>1,0366421107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table:formula="of:=(1+[.A33])/(SQRT(2+[.A33]+[.A33]^2))" office:value-type="float" office:value="1.04257207028537">
            <text:p>1,0425720703</text:p>
          </table:table-cell>
          <table:table-cell/>
        </table:table-row>
      </table:table>
      <table:table table:name="Лист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-1.7">
            <text:p>-1,7</text:p>
          </table:table-cell>
          <table:table-cell table:formula="of:=IF([.A1]&lt;=0;SQRT(1+[.A1]^2);(1+[.A1])/(1+(1+EXP(-0.2*[.A1]))^1/3))" office:value-type="float" office:value="1.9723082923316">
            <text:p>1,9723082923</text:p>
          </table:table-cell>
          <table:table-cell>
            <draw:frame table:end-cell-address="Лист2.K34" table:end-x="1.979cm" table:end-y="0.203cm" draw:z-index="0" draw:style-name="gr2" draw:text-style-name="P1" svg:width="19.877cm" svg:height="16.312cm" svg:x="0.167cm" svg:y="0.186cm">
              <draw:object draw:notify-on-update-of-ranges="Лист2.A1:Лист2.A33 Лист2.B1:Лист2.B3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-1.6">
            <text:p>-1,6</text:p>
          </table:table-cell>
          <table:table-cell table:formula="of:=IF([.A2]&lt;=0;SQRT(1+[.A2]^2);(1+[.A2])/(1+(1+EXP(-0.2*[.A2]))^1/3))" office:value-type="float" office:value="1.88679622641132">
            <text:p>1,8867962264</text:p>
          </table:table-cell>
          <table:table-cell/>
        </table:table-row>
        <table:table-row table:style-name="ro1">
          <table:table-cell office:value-type="float" office:value="-1.5">
            <text:p>-1,5</text:p>
          </table:table-cell>
          <table:table-cell table:formula="of:=IF([.A3]&lt;=0;SQRT(1+[.A3]^2);(1+[.A3])/(1+(1+EXP(-0.2*[.A3]))^1/3))" office:value-type="float" office:value="1.80277563773199">
            <text:p>1,8027756377</text:p>
          </table:table-cell>
          <table:table-cell/>
        </table:table-row>
        <table:table-row table:style-name="ro1">
          <table:table-cell office:value-type="float" office:value="-1.4">
            <text:p>-1,4</text:p>
          </table:table-cell>
          <table:table-cell table:formula="of:=IF([.A4]&lt;=0;SQRT(1+[.A4]^2);(1+[.A4])/(1+(1+EXP(-0.2*[.A4]))^1/3))" office:value-type="float" office:value="1.72046505340853">
            <text:p>1,7204650534</text:p>
          </table:table-cell>
          <table:table-cell/>
        </table:table-row>
        <table:table-row table:style-name="ro1">
          <table:table-cell office:value-type="float" office:value="-1.3">
            <text:p>-1,3</text:p>
          </table:table-cell>
          <table:table-cell table:formula="of:=IF([.A5]&lt;=0;SQRT(1+[.A5]^2);(1+[.A5])/(1+(1+EXP(-0.2*[.A5]))^1/3))" office:value-type="float" office:value="1.64012194668567">
            <text:p>1,6401219467</text:p>
          </table:table-cell>
          <table:table-cell/>
        </table:table-row>
        <table:table-row table:style-name="ro1">
          <table:table-cell office:value-type="float" office:value="-1.2">
            <text:p>-1,2</text:p>
          </table:table-cell>
          <table:table-cell table:formula="of:=IF([.A6]&lt;=0;SQRT(1+[.A6]^2);(1+[.A6])/(1+(1+EXP(-0.2*[.A6]))^1/3))" office:value-type="float" office:value="1.56204993518133">
            <text:p>1,5620499352</text:p>
          </table:table-cell>
          <table:table-cell/>
        </table:table-row>
        <table:table-row table:style-name="ro1">
          <table:table-cell office:value-type="float" office:value="-1.1">
            <text:p>-1,1</text:p>
          </table:table-cell>
          <table:table-cell table:formula="of:=IF([.A7]&lt;=0;SQRT(1+[.A7]^2);(1+[.A7])/(1+(1+EXP(-0.2*[.A7]))^1/3))" office:value-type="float" office:value="1.48660687473185">
            <text:p>1,4866068747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table:formula="of:=IF([.A8]&lt;=0;SQRT(1+[.A8]^2);(1+[.A8])/(1+(1+EXP(-0.2*[.A8]))^1/3))" office:value-type="float" office:value="1.4142135623731">
            <text:p>1,4142135624</text:p>
          </table:table-cell>
          <table:table-cell/>
        </table:table-row>
        <table:table-row table:style-name="ro1">
          <table:table-cell office:value-type="float" office:value="-0.900000000000001">
            <text:p>-0,9</text:p>
          </table:table-cell>
          <table:table-cell table:formula="of:=IF([.A9]&lt;=0;SQRT(1+[.A9]^2);(1+[.A9])/(1+(1+EXP(-0.2*[.A9]))^1/3))" office:value-type="float" office:value="1.34536240470737">
            <text:p>1,3453624047</text:p>
          </table:table-cell>
          <table:table-cell/>
        </table:table-row>
        <table:table-row table:style-name="ro1">
          <table:table-cell office:value-type="float" office:value="-0.800000000000001">
            <text:p>-0,8</text:p>
          </table:table-cell>
          <table:table-cell table:formula="of:=IF([.A10]&lt;=0;SQRT(1+[.A10]^2);(1+[.A10])/(1+(1+EXP(-0.2*[.A10]))^1/3))" office:value-type="float" office:value="1.28062484748657">
            <text:p>1,2806248475</text:p>
          </table:table-cell>
          <table:table-cell/>
        </table:table-row>
        <table:table-row table:style-name="ro1">
          <table:table-cell office:value-type="float" office:value="-0.700000000000001">
            <text:p>-0,7</text:p>
          </table:table-cell>
          <table:table-cell table:formula="of:=IF([.A11]&lt;=0;SQRT(1+[.A11]^2);(1+[.A11])/(1+(1+EXP(-0.2*[.A11]))^1/3))" office:value-type="float" office:value="1.22065556157337">
            <text:p>1,2206555616</text:p>
          </table:table-cell>
          <table:table-cell/>
        </table:table-row>
        <table:table-row table:style-name="ro1">
          <table:table-cell office:value-type="float" office:value="-0.6">
            <text:p>-0,6</text:p>
          </table:table-cell>
          <table:table-cell table:formula="of:=IF([.A12]&lt;=0;SQRT(1+[.A12]^2);(1+[.A12])/(1+(1+EXP(-0.2*[.A12]))^1/3))" office:value-type="float" office:value="1.16619037896906">
            <text:p>1,166190379</text:p>
          </table:table-cell>
          <table:table-cell/>
        </table:table-row>
        <table:table-row table:style-name="ro1">
          <table:table-cell office:value-type="float" office:value="-0.5">
            <text:p>-0,5</text:p>
          </table:table-cell>
          <table:table-cell table:formula="of:=IF([.A13]&lt;=0;SQRT(1+[.A13]^2);(1+[.A13])/(1+(1+EXP(-0.2*[.A13]))^1/3))" office:value-type="float" office:value="1.1180339887499">
            <text:p>1,1180339887</text:p>
          </table:table-cell>
          <table:table-cell/>
        </table:table-row>
        <table:table-row table:style-name="ro1">
          <table:table-cell office:value-type="float" office:value="-0.4">
            <text:p>-0,4</text:p>
          </table:table-cell>
          <table:table-cell table:formula="of:=IF([.A14]&lt;=0;SQRT(1+[.A14]^2);(1+[.A14])/(1+(1+EXP(-0.2*[.A14]))^1/3))" office:value-type="float" office:value="1.0770329614269">
            <text:p>1,0770329614</text:p>
          </table:table-cell>
          <table:table-cell/>
        </table:table-row>
        <table:table-row table:style-name="ro1">
          <table:table-cell office:value-type="float" office:value="-0.3">
            <text:p>-0,3</text:p>
          </table:table-cell>
          <table:table-cell table:formula="of:=IF([.A15]&lt;=0;SQRT(1+[.A15]^2);(1+[.A15])/(1+(1+EXP(-0.2*[.A15]))^1/3))" office:value-type="float" office:value="1.04403065089106">
            <text:p>1,0440306509</text:p>
          </table:table-cell>
          <table:table-cell/>
        </table:table-row>
        <table:table-row table:style-name="ro1">
          <table:table-cell office:value-type="float" office:value="-0.2">
            <text:p>-0,2</text:p>
          </table:table-cell>
          <table:table-cell table:formula="of:=IF([.A16]&lt;=0;SQRT(1+[.A16]^2);(1+[.A16])/(1+(1+EXP(-0.2*[.A16]))^1/3))" office:value-type="float" office:value="1.01980390271856">
            <text:p>1,0198039027</text:p>
          </table:table-cell>
          <table:table-cell/>
        </table:table-row>
        <table:table-row table:style-name="ro1">
          <table:table-cell office:value-type="float" office:value="-0.0999999999999999">
            <text:p>-0,1</text:p>
          </table:table-cell>
          <table:table-cell table:formula="of:=IF([.A17]&lt;=0;SQRT(1+[.A17]^2);(1+[.A17])/(1+(1+EXP(-0.2*[.A17]))^1/3))" office:value-type="float" office:value="1.00498756211209">
            <text:p>1,004987562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IF([.A18]&lt;=0;SQRT(1+[.A18]^2);(1+[.A18])/(1+(1+EXP(-0.2*[.A18]))^1/3)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table:formula="of:=IF([.A19]&lt;=0;SQRT(1+[.A19]^2);(1+[.A19])/(1+(1+EXP(-0.2*[.A19]))^1/3))" office:value-type="float" office:value="0.662624167523193">
            <text:p>0,6626241675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table:formula="of:=IF([.A20]&lt;=0;SQRT(1+[.A20]^2);(1+[.A20])/(1+(1+EXP(-0.2*[.A20]))^1/3))" office:value-type="float" office:value="0.725690949828975">
            <text:p>0,7256909498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table:formula="of:=IF([.A21]&lt;=0;SQRT(1+[.A21]^2);(1+[.A21])/(1+(1+EXP(-0.2*[.A21]))^1/3))" office:value-type="float" office:value="0.789191790401098">
            <text:p>0,7891917904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table:formula="of:=IF([.A22]&lt;=0;SQRT(1+[.A22]^2);(1+[.A22])/(1+(1+EXP(-0.2*[.A22]))^1/3))" office:value-type="float" office:value="0.853118168349327">
            <text:p>0,8531181683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formula="of:=IF([.A23]&lt;=0;SQRT(1+[.A23]^2);(1+[.A23])/(1+(1+EXP(-0.2*[.A23]))^1/3))" office:value-type="float" office:value="0.917461602998847">
            <text:p>0,917461603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table:formula="of:=IF([.A24]&lt;=0;SQRT(1+[.A24]^2);(1+[.A24])/(1+(1+EXP(-0.2*[.A24]))^1/3))" office:value-type="float" office:value="0.982213658306345">
            <text:p>0,9822136583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table:formula="of:=IF([.A25]&lt;=0;SQRT(1+[.A25]^2);(1+[.A25])/(1+(1+EXP(-0.2*[.A25]))^1/3))" office:value-type="float" office:value="1.04736594710254">
            <text:p>1,0473659471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table:formula="of:=IF([.A26]&lt;=0;SQRT(1+[.A26]^2);(1+[.A26])/(1+(1+EXP(-0.2*[.A26]))^1/3))" office:value-type="float" office:value="1.11291013516121">
            <text:p>1,1129101352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table:formula="of:=IF([.A27]&lt;=0;SQRT(1+[.A27]^2);(1+[.A27])/(1+(1+EXP(-0.2*[.A27]))^1/3))" office:value-type="float" office:value="1.17883794509518">
            <text:p>1,17883794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IF([.A28]&lt;=0;SQRT(1+[.A28]^2);(1+[.A28])/(1+(1+EXP(-0.2*[.A28]))^1/3))" office:value-type="float" office:value="1.24514116007986">
            <text:p>1,2451411601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table:formula="of:=IF([.A29]&lt;=0;SQRT(1+[.A29]^2);(1+[.A29])/(1+(1+EXP(-0.2*[.A29]))^1/3))" office:value-type="float" office:value="1.31181162740536">
            <text:p>1,3118116274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table:formula="of:=IF([.A30]&lt;=0;SQRT(1+[.A30]^2);(1+[.A30])/(1+(1+EXP(-0.2*[.A30]))^1/3))" office:value-type="float" office:value="1.37884126185849">
            <text:p>1,3788412619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table:formula="of:=IF([.A31]&lt;=0;SQRT(1+[.A31]^2);(1+[.A31])/(1+(1+EXP(-0.2*[.A31]))^1/3))" office:value-type="float" office:value="1.44622204893596">
            <text:p>1,4462220489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table:formula="of:=IF([.A32]&lt;=0;SQRT(1+[.A32]^2);(1+[.A32])/(1+(1+EXP(-0.2*[.A32]))^1/3))" office:value-type="float" office:value="1.51394604789075">
            <text:p>1,5139460479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table:formula="of:=IF([.A33]&lt;=0;SQRT(1+[.A33]^2);(1+[.A33])/(1+(1+EXP(-0.2*[.A33]))^1/3))" office:value-type="float" office:value="1.5820053946134">
            <text:p>1,5820053946</text:p>
          </table:table-cell>
          <table:table-cell/>
        </table:table-row>
      </table:table>
      <table:table table:name="Лист3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-1.7">
            <text:p>-1,7</text:p>
          </table:table-cell>
          <table:table-cell table:formula="of:=IF([.A1]&lt;0;(1+[.A1]+[.A1]^2)/(1+[.A1]^2);IF([.A1]&lt;=1;SQRT(1+(2*[.A1])/(1+[.A1]^2));2*ABS(0.5+SIN([.A1]))))" office:value-type="float" office:value="0.562982005141388">
            <text:p>0,5629820051</text:p>
          </table:table-cell>
          <table:table-cell>
            <draw:frame table:end-cell-address="Лист3.K35" table:end-x="2.258cm" table:end-y="0.317cm" draw:z-index="0" draw:style-name="gr2" draw:text-style-name="P1" svg:width="20.183cm" svg:height="17.009cm" svg:x="0.14cm" svg:y="0.055cm">
              <draw:object draw:notify-on-update-of-ranges="Лист3.A1:Лист3.A33 Лист3.B1:Лист3.B3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-1.6">
            <text:p>-1,6</text:p>
          </table:table-cell>
          <table:table-cell table:formula="of:=IF([.A2]&lt;0;(1+[.A2]+[.A2]^2)/(1+[.A2]^2);IF([.A2]&lt;=1;SQRT(1+(2*[.A2])/(1+[.A2]^2));2*ABS(0.5+SIN([.A2]))))" office:value-type="float" office:value="0.550561797752809">
            <text:p>0,5505617978</text:p>
          </table:table-cell>
          <table:table-cell/>
        </table:table-row>
        <table:table-row table:style-name="ro1">
          <table:table-cell office:value-type="float" office:value="-1.5">
            <text:p>-1,5</text:p>
          </table:table-cell>
          <table:table-cell table:formula="of:=IF([.A3]&lt;0;(1+[.A3]+[.A3]^2)/(1+[.A3]^2);IF([.A3]&lt;=1;SQRT(1+(2*[.A3])/(1+[.A3]^2));2*ABS(0.5+SIN([.A3]))))" office:value-type="float" office:value="0.538461538461538">
            <text:p>0,5384615385</text:p>
          </table:table-cell>
          <table:table-cell/>
        </table:table-row>
        <table:table-row table:style-name="ro1">
          <table:table-cell office:value-type="float" office:value="-1.4">
            <text:p>-1,4</text:p>
          </table:table-cell>
          <table:table-cell table:formula="of:=IF([.A4]&lt;0;(1+[.A4]+[.A4]^2)/(1+[.A4]^2);IF([.A4]&lt;=1;SQRT(1+(2*[.A4])/(1+[.A4]^2));2*ABS(0.5+SIN([.A4]))))" office:value-type="float" office:value="0.527027027027027">
            <text:p>0,527027027</text:p>
          </table:table-cell>
          <table:table-cell/>
        </table:table-row>
        <table:table-row table:style-name="ro1">
          <table:table-cell office:value-type="float" office:value="-1.3">
            <text:p>-1,3</text:p>
          </table:table-cell>
          <table:table-cell table:formula="of:=IF([.A5]&lt;0;(1+[.A5]+[.A5]^2)/(1+[.A5]^2);IF([.A5]&lt;=1;SQRT(1+(2*[.A5])/(1+[.A5]^2));2*ABS(0.5+SIN([.A5]))))" office:value-type="float" office:value="0.516728624535316">
            <text:p>0,5167286245</text:p>
          </table:table-cell>
          <table:table-cell/>
        </table:table-row>
        <table:table-row table:style-name="ro1">
          <table:table-cell office:value-type="float" office:value="-1.2">
            <text:p>-1,2</text:p>
          </table:table-cell>
          <table:table-cell table:formula="of:=IF([.A6]&lt;0;(1+[.A6]+[.A6]^2)/(1+[.A6]^2);IF([.A6]&lt;=1;SQRT(1+(2*[.A6])/(1+[.A6]^2));2*ABS(0.5+SIN([.A6]))))" office:value-type="float" office:value="0.508196721311475">
            <text:p>0,5081967213</text:p>
          </table:table-cell>
          <table:table-cell/>
        </table:table-row>
        <table:table-row table:style-name="ro1">
          <table:table-cell office:value-type="float" office:value="-1.1">
            <text:p>-1,1</text:p>
          </table:table-cell>
          <table:table-cell table:formula="of:=IF([.A7]&lt;0;(1+[.A7]+[.A7]^2)/(1+[.A7]^2);IF([.A7]&lt;=1;SQRT(1+(2*[.A7])/(1+[.A7]^2));2*ABS(0.5+SIN([.A7]))))" office:value-type="float" office:value="0.502262443438914">
            <text:p>0,5022624434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table:formula="of:=IF([.A8]&lt;0;(1+[.A8]+[.A8]^2)/(1+[.A8]^2);IF([.A8]&lt;=1;SQRT(1+(2*[.A8])/(1+[.A8]^2));2*ABS(0.5+SIN([.A8]))))" office:value-type="float" office:value="0.5">
            <text:p>0,5</text:p>
          </table:table-cell>
          <table:table-cell/>
        </table:table-row>
        <table:table-row table:style-name="ro1">
          <table:table-cell office:value-type="float" office:value="-0.900000000000001">
            <text:p>-0,9</text:p>
          </table:table-cell>
          <table:table-cell table:formula="of:=IF([.A9]&lt;0;(1+[.A9]+[.A9]^2)/(1+[.A9]^2);IF([.A9]&lt;=1;SQRT(1+(2*[.A9])/(1+[.A9]^2));2*ABS(0.5+SIN([.A9]))))" office:value-type="float" office:value="0.502762430939226">
            <text:p>0,5027624309</text:p>
          </table:table-cell>
          <table:table-cell/>
        </table:table-row>
        <table:table-row table:style-name="ro1">
          <table:table-cell office:value-type="float" office:value="-0.800000000000001">
            <text:p>-0,8</text:p>
          </table:table-cell>
          <table:table-cell table:formula="of:=IF([.A10]&lt;0;(1+[.A10]+[.A10]^2)/(1+[.A10]^2);IF([.A10]&lt;=1;SQRT(1+(2*[.A10])/(1+[.A10]^2));2*ABS(0.5+SIN([.A10]))))" office:value-type="float" office:value="0.512195121951219">
            <text:p>0,512195122</text:p>
          </table:table-cell>
          <table:table-cell/>
        </table:table-row>
        <table:table-row table:style-name="ro1">
          <table:table-cell office:value-type="float" office:value="-0.700000000000001">
            <text:p>-0,7</text:p>
          </table:table-cell>
          <table:table-cell table:formula="of:=IF([.A11]&lt;0;(1+[.A11]+[.A11]^2)/(1+[.A11]^2);IF([.A11]&lt;=1;SQRT(1+(2*[.A11])/(1+[.A11]^2));2*ABS(0.5+SIN([.A11]))))" office:value-type="float" office:value="0.530201342281879">
            <text:p>0,5302013423</text:p>
          </table:table-cell>
          <table:table-cell/>
        </table:table-row>
        <table:table-row table:style-name="ro1">
          <table:table-cell office:value-type="float" office:value="-0.6">
            <text:p>-0,6</text:p>
          </table:table-cell>
          <table:table-cell table:formula="of:=IF([.A12]&lt;0;(1+[.A12]+[.A12]^2)/(1+[.A12]^2);IF([.A12]&lt;=1;SQRT(1+(2*[.A12])/(1+[.A12]^2));2*ABS(0.5+SIN([.A12]))))" office:value-type="float" office:value="0.558823529411765">
            <text:p>0,5588235294</text:p>
          </table:table-cell>
          <table:table-cell/>
        </table:table-row>
        <table:table-row table:style-name="ro1">
          <table:table-cell office:value-type="float" office:value="-0.5">
            <text:p>-0,5</text:p>
          </table:table-cell>
          <table:table-cell table:formula="of:=IF([.A13]&lt;0;(1+[.A13]+[.A13]^2)/(1+[.A13]^2);IF([.A13]&lt;=1;SQRT(1+(2*[.A13])/(1+[.A13]^2));2*ABS(0.5+SIN([.A13]))))" office:value-type="float" office:value="0.6">
            <text:p>0,6</text:p>
          </table:table-cell>
          <table:table-cell/>
        </table:table-row>
        <table:table-row table:style-name="ro1">
          <table:table-cell office:value-type="float" office:value="-0.4">
            <text:p>-0,4</text:p>
          </table:table-cell>
          <table:table-cell table:formula="of:=IF([.A14]&lt;0;(1+[.A14]+[.A14]^2)/(1+[.A14]^2);IF([.A14]&lt;=1;SQRT(1+(2*[.A14])/(1+[.A14]^2));2*ABS(0.5+SIN([.A14]))))" office:value-type="float" office:value="0.655172413793103">
            <text:p>0,6551724138</text:p>
          </table:table-cell>
          <table:table-cell/>
        </table:table-row>
        <table:table-row table:style-name="ro1">
          <table:table-cell office:value-type="float" office:value="-0.3">
            <text:p>-0,3</text:p>
          </table:table-cell>
          <table:table-cell table:formula="of:=IF([.A15]&lt;0;(1+[.A15]+[.A15]^2)/(1+[.A15]^2);IF([.A15]&lt;=1;SQRT(1+(2*[.A15])/(1+[.A15]^2));2*ABS(0.5+SIN([.A15]))))" office:value-type="float" office:value="0.724770642201835">
            <text:p>0,7247706422</text:p>
          </table:table-cell>
          <table:table-cell/>
        </table:table-row>
        <table:table-row table:style-name="ro1">
          <table:table-cell office:value-type="float" office:value="-0.2">
            <text:p>-0,2</text:p>
          </table:table-cell>
          <table:table-cell table:formula="of:=IF([.A16]&lt;0;(1+[.A16]+[.A16]^2)/(1+[.A16]^2);IF([.A16]&lt;=1;SQRT(1+(2*[.A16])/(1+[.A16]^2));2*ABS(0.5+SIN([.A16]))))" office:value-type="float" office:value="0.807692307692308">
            <text:p>0,8076923077</text:p>
          </table:table-cell>
          <table:table-cell/>
        </table:table-row>
        <table:table-row table:style-name="ro1">
          <table:table-cell office:value-type="float" office:value="-0.0999999999999999">
            <text:p>-0,1</text:p>
          </table:table-cell>
          <table:table-cell table:formula="of:=IF([.A17]&lt;0;(1+[.A17]+[.A17]^2)/(1+[.A17]^2);IF([.A17]&lt;=1;SQRT(1+(2*[.A17])/(1+[.A17]^2));2*ABS(0.5+SIN([.A17]))))" office:value-type="float" office:value="0.900990099009901">
            <text:p>0,90099009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IF([.A18]&lt;0;(1+[.A18]+[.A18]^2)/(1+[.A18]^2);IF([.A18]&lt;=1;SQRT(1+(2*[.A18])/(1+[.A18]^2));2*ABS(0.5+SIN([.A18])))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table:formula="of:=IF([.A19]&lt;0;(1+[.A19]+[.A19]^2)/(1+[.A19]^2);IF([.A19]&lt;=1;SQRT(1+(2*[.A19])/(1+[.A19]^2));2*ABS(0.5+SIN([.A19]))))" office:value-type="float" office:value="1.09454090923099">
            <text:p>1,0945409092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table:formula="of:=IF([.A20]&lt;0;(1+[.A20]+[.A20]^2)/(1+[.A20]^2);IF([.A20]&lt;=1;SQRT(1+(2*[.A20])/(1+[.A20]^2));2*ABS(0.5+SIN([.A20]))))" office:value-type="float" office:value="1.1766968108291">
            <text:p>1,1766968108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table:formula="of:=IF([.A21]&lt;0;(1+[.A21]+[.A21]^2)/(1+[.A21]^2);IF([.A21]&lt;=1;SQRT(1+(2*[.A21])/(1+[.A21]^2));2*ABS(0.5+SIN([.A21]))))" office:value-type="float" office:value="1.2451741707875">
            <text:p>1,2451741708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table:formula="of:=IF([.A22]&lt;0;(1+[.A22]+[.A22]^2)/(1+[.A22]^2);IF([.A22]&lt;=1;SQRT(1+(2*[.A22])/(1+[.A22]^2));2*ABS(0.5+SIN([.A22]))))" office:value-type="float" office:value="1.29986736723936">
            <text:p>1,2998673672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formula="of:=IF([.A23]&lt;0;(1+[.A23]+[.A23]^2)/(1+[.A23]^2);IF([.A23]&lt;=1;SQRT(1+(2*[.A23])/(1+[.A23]^2));2*ABS(0.5+SIN([.A23]))))" office:value-type="float" office:value="1.34164078649987">
            <text:p>1,3416407865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table:formula="of:=IF([.A24]&lt;0;(1+[.A24]+[.A24]^2)/(1+[.A24]^2);IF([.A24]&lt;=1;SQRT(1+(2*[.A24])/(1+[.A24]^2));2*ABS(0.5+SIN([.A24]))))" office:value-type="float" office:value="1.37198868114007">
            <text:p>1,3719886811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table:formula="of:=IF([.A25]&lt;0;(1+[.A25]+[.A25]^2)/(1+[.A25]^2);IF([.A25]&lt;=1;SQRT(1+(2*[.A25])/(1+[.A25]^2));2*ABS(0.5+SIN([.A25]))))" office:value-type="float" office:value="1.39269426488237">
            <text:p>1,3926942649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table:formula="of:=IF([.A26]&lt;0;(1+[.A26]+[.A26]^2)/(1+[.A26]^2);IF([.A26]&lt;=1;SQRT(1+(2*[.A26])/(1+[.A26]^2));2*ABS(0.5+SIN([.A26]))))" office:value-type="float" office:value="1.40556385699745">
            <text:p>1,405563857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table:formula="of:=IF([.A27]&lt;0;(1+[.A27]+[.A27]^2)/(1+[.A27]^2);IF([.A27]&lt;=1;SQRT(1+(2*[.A27])/(1+[.A27]^2));2*ABS(0.5+SIN([.A27]))))" office:value-type="float" office:value="1.41225887786962">
            <text:p>1,41225887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IF([.A28]&lt;0;(1+[.A28]+[.A28]^2)/(1+[.A28]^2);IF([.A28]&lt;=1;SQRT(1+(2*[.A28])/(1+[.A28]^2));2*ABS(0.5+SIN([.A28]))))" office:value-type="float" office:value="1.4142135623731">
            <text:p>1,4142135624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table:formula="of:=IF([.A29]&lt;0;(1+[.A29]+[.A29]^2)/(1+[.A29]^2);IF([.A29]&lt;=1;SQRT(1+(2*[.A29])/(1+[.A29]^2));2*ABS(0.5+SIN([.A29]))))" office:value-type="float" office:value="2.78241472012287">
            <text:p>2,7824147201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table:formula="of:=IF([.A30]&lt;0;(1+[.A30]+[.A30]^2)/(1+[.A30]^2);IF([.A30]&lt;=1;SQRT(1+(2*[.A30])/(1+[.A30]^2));2*ABS(0.5+SIN([.A30]))))" office:value-type="float" office:value="2.86407817193445">
            <text:p>2,8640781719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table:formula="of:=IF([.A31]&lt;0;(1+[.A31]+[.A31]^2)/(1+[.A31]^2);IF([.A31]&lt;=1;SQRT(1+(2*[.A31])/(1+[.A31]^2));2*ABS(0.5+SIN([.A31]))))" office:value-type="float" office:value="2.92711637083439">
            <text:p>2,9271163708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table:formula="of:=IF([.A32]&lt;0;(1+[.A32]+[.A32]^2)/(1+[.A32]^2);IF([.A32]&lt;=1;SQRT(1+(2*[.A32])/(1+[.A32]^2));2*ABS(0.5+SIN([.A32]))))" office:value-type="float" office:value="2.97089945997692">
            <text:p>2,97089946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table:formula="of:=IF([.A33]&lt;0;(1+[.A33]+[.A33]^2)/(1+[.A33]^2);IF([.A33]&lt;=1;SQRT(1+(2*[.A33])/(1+[.A33]^2));2*ABS(0.5+SIN([.A33]))))" office:value-type="float" office:value="2.99498997320811">
            <text:p>2,994989973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 ₽</number:text>
    </number:number-style>
    <number:number-style style:name="N106">
      <number:text>-</number:text>
      <number:number number:decimal-places="0" number:min-integer-digits="1" number:grouping="true"/>
      <number:text> ₽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₽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₽</number:text>
    </number:number-style>
    <number:number-style style:name="N108">
      <number:text>-</number:text>
      <number:number number:decimal-places="2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₽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₽ </number:text>
    </number:number-style>
    <number:number-style style:name="N115P1" style:volatile="true">
      <number:text>-</number:text>
      <number:number number:decimal-places="0" number:min-integer-digits="1" number:grouping="true"/>
      <number:text> ₽ </number:text>
    </number:number-style>
    <number:number-style style:name="N115P2" style:volatile="true">
      <number:text> - ₽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₽ </number:text>
    </number:number-style>
    <number:number-style style:name="N117P1" style:volatile="true">
      <number:text>-</number:text>
      <number:number number:decimal-places="2" number:min-integer-digits="1" number:grouping="true"/>
      <number:text> ₽ </number:text>
    </number:number-style>
    <number:number-style style:name="N117P2" style:volatile="true">
      <number:text> -</number:text>
      <number:number number:decimal-places="0" number:min-integer-digits="0"/>
      <number:text> ₽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13.10.2018</text:date>, <text:time>03:19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_20_2" style:display-name="PageStyle_Лист1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рсений </meta:initial-creator>
    <meta:creation-date>2018-10-13T03:09:50.55</meta:creation-date>
    <dc:date>2018-10-13T03:19:31.27</dc:date>
    <dc:creator>Арсений </dc:creator>
    <meta:editing-duration>PT9M44S</meta:editing-duration>
    <meta:editing-cycles>1</meta:editing-cycles>
    <meta:document-statistic meta:table-count="3" meta:cell-count="198" meta:object-count="3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4cm" svg:height="15.463cm" xlink:href=".." xlink:type="simple" chart:class="chart:scatter" chart:style-name="ch1">
        <chart:legend chart:legend-position="end" svg:x="13.856cm" svg:y="7.419cm" style:legend-expansion="high" chart:style-name="ch2"/>
        <chart:plot-area chart:style-name="ch3" table:cell-range-address="Лист1.A1:Лист1.B33" svg:x="0.795cm" svg:y="0.921cm" svg:width="12.821cm" svg:height="12.656cm">
          <chartooo:coordinate-region svg:x="0.941cm" svg:y="1.133cm" svg:width="12.581cm" svg:height="12.2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1:Лист1.B33" chart:class="chart:scatter">
            <chart:domain table:cell-range-address="Лист1.A1:Лист1.A33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7">
                <text:p>-1.7</text:p>
                <draw:g>
                  <svg:desc>Лист1.A1:Лист1.A33</svg:desc>
                </draw:g>
              </table:table-cell>
              <table:table-cell office:value-type="float" office:value="-0.391924757669098">
                <text:p>-0.391924757669098</text:p>
                <draw:g>
                  <svg:desc>Лист1.B1:Лист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6">
                <text:p>-1.6</text:p>
              </table:table-cell>
              <table:table-cell office:value-type="float" office:value="-0.348742916231458">
                <text:p>-0.348742916231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-0.301511344577764">
                <text:p>-0.301511344577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4">
                <text:p>-1.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">
                <text:p>-1.3</text:p>
              </table:table-cell>
              <table:table-cell office:value-type="float" office:value="-0.194053868205945">
                <text:p>-0.194053868205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">
                <text:p>-1.2</text:p>
              </table:table-cell>
              <table:table-cell office:value-type="float" office:value="-0.133630620956212">
                <text:p>-0.133630620956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">
                <text:p>-1.1</text:p>
              </table:table-cell>
              <table:table-cell office:value-type="float" office:value="-0.0688428390821515">
                <text:p>-0.0688428390821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00000000000001">
                <text:p>-0.900000000000001</text:p>
              </table:table-cell>
              <table:table-cell office:value-type="float" office:value="0.0723574605292414">
                <text:p>0.0723574605292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0.147441956154896">
                <text:p>0.147441956154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00000000000001">
                <text:p>-0.700000000000001</text:p>
              </table:table-cell>
              <table:table-cell office:value-type="float" office:value="0.22423052782558">
                <text:p>0.22423052782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">
                <text:p>-0.6</text:p>
              </table:table-cell>
              <table:table-cell office:value-type="float" office:value="0.301511344577764">
                <text:p>0.301511344577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">
                <text:p>-0.5</text:p>
              </table:table-cell>
              <table:table-cell office:value-type="float" office:value="0.377964473009227">
                <text:p>0.377964473009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">
                <text:p>-0.4</text:p>
              </table:table-cell>
              <table:table-cell office:value-type="float" office:value="0.452267016866645">
                <text:p>0.452267016866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">
                <text:p>-0.3</text:p>
              </table:table-cell>
              <table:table-cell office:value-type="float" office:value="0.523204564926355">
                <text:p>0.523204564926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">
                <text:p>-0.2</text:p>
              </table:table-cell>
              <table:table-cell office:value-type="float" office:value="0.589767824619589">
                <text:p>0.589767824619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0.651217144763179">
                <text:p>0.6512171447631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757271229903666">
                <text:p>0.757271229903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801783725737273">
                <text:p>0.801783725737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0.840900095559096">
                <text:p>0.840900095559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">
                <text:p>0.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0.904534033733291">
                <text:p>0.904534033733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0.929981109950554">
                <text:p>0.9299811099505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0.951817268624952">
                <text:p>0.951817268624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0.970494958830946">
                <text:p>0.9704949588309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986430850137213">
                <text:p>0.986430850137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">
                <text:p>1.1</text:p>
              </table:table-cell>
              <table:table-cell office:value-type="float" office:value="1.01153440680408">
                <text:p>1.01153440680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1.02132435997379">
                <text:p>1.02132435997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">
                <text:p>1.3</text:p>
              </table:table-cell>
              <table:table-cell office:value-type="float" office:value="1.02962140638244">
                <text:p>1.02962140638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">
                <text:p>1.4</text:p>
              </table:table-cell>
              <table:table-cell office:value-type="float" office:value="1.03664211069763">
                <text:p>1.036642110697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">
                <text:p>1.5</text:p>
              </table:table-cell>
              <table:table-cell office:value-type="float" office:value="1.04257207028537">
                <text:p>1.04257207028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78cm" svg:height="16.313cm" xlink:href=".." xlink:type="simple" chart:class="chart:scatter" chart:style-name="ch1">
        <chart:legend chart:legend-position="end" svg:x="16.894cm" svg:y="7.844cm" style:legend-expansion="high" chart:style-name="ch2"/>
        <chart:plot-area chart:style-name="ch3" table:cell-range-address="Лист2.A1:Лист2.B33" svg:x="0.847cm" svg:y="1.439cm" svg:width="15.253cm" svg:height="14.128cm">
          <chartooo:coordinate-region svg:x="0.993cm" svg:y="1.651cm" svg:width="15.013cm" svg:height="13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B1:Лист2.B33" chart:class="chart:scatter">
            <chart:domain table:cell-range-address="Лист2.A1:Лист2.A33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7">
                <text:p>-1.7</text:p>
                <draw:g>
                  <svg:desc>Лист2.A1:Лист2.A33</svg:desc>
                </draw:g>
              </table:table-cell>
              <table:table-cell office:value-type="float" office:value="1.9723082923316">
                <text:p>1.9723082923316</text:p>
                <draw:g>
                  <svg:desc>Лист2.B1:Лист2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6">
                <text:p>-1.6</text:p>
              </table:table-cell>
              <table:table-cell office:value-type="float" office:value="1.88679622641132">
                <text:p>1.88679622641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1.80277563773199">
                <text:p>1.80277563773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4">
                <text:p>-1.4</text:p>
              </table:table-cell>
              <table:table-cell office:value-type="float" office:value="1.72046505340853">
                <text:p>1.72046505340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">
                <text:p>-1.3</text:p>
              </table:table-cell>
              <table:table-cell office:value-type="float" office:value="1.64012194668567">
                <text:p>1.64012194668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">
                <text:p>-1.2</text:p>
              </table:table-cell>
              <table:table-cell office:value-type="float" office:value="1.56204993518133">
                <text:p>1.56204993518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">
                <text:p>-1.1</text:p>
              </table:table-cell>
              <table:table-cell office:value-type="float" office:value="1.48660687473185">
                <text:p>1.48660687473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00000000000001">
                <text:p>-0.900000000000001</text:p>
              </table:table-cell>
              <table:table-cell office:value-type="float" office:value="1.34536240470737">
                <text:p>1.34536240470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1.28062484748657">
                <text:p>1.28062484748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00000000000001">
                <text:p>-0.700000000000001</text:p>
              </table:table-cell>
              <table:table-cell office:value-type="float" office:value="1.22065556157337">
                <text:p>1.22065556157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">
                <text:p>-0.6</text:p>
              </table:table-cell>
              <table:table-cell office:value-type="float" office:value="1.16619037896906">
                <text:p>1.16619037896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">
                <text:p>-0.5</text:p>
              </table:table-cell>
              <table:table-cell office:value-type="float" office:value="1.1180339887499">
                <text:p>1.11803398874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">
                <text:p>-0.4</text:p>
              </table:table-cell>
              <table:table-cell office:value-type="float" office:value="1.0770329614269">
                <text:p>1.07703296142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">
                <text:p>-0.3</text:p>
              </table:table-cell>
              <table:table-cell office:value-type="float" office:value="1.04403065089106">
                <text:p>1.04403065089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">
                <text:p>-0.2</text:p>
              </table:table-cell>
              <table:table-cell office:value-type="float" office:value="1.01980390271856">
                <text:p>1.019803902718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1.00498756211209">
                <text:p>1.004987562112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662624167523193">
                <text:p>0.662624167523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725690949828975">
                <text:p>0.725690949828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0.789191790401098">
                <text:p>0.789191790401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">
                <text:p>0.4</text:p>
              </table:table-cell>
              <table:table-cell office:value-type="float" office:value="0.853118168349327">
                <text:p>0.8531181683493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0.917461602998847">
                <text:p>0.917461602998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0.982213658306345">
                <text:p>0.982213658306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1.04736594710254">
                <text:p>1.04736594710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1.11291013516121">
                <text:p>1.1129101351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1.17883794509518">
                <text:p>1.17883794509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.24514116007986">
                <text:p>1.24514116007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">
                <text:p>1.1</text:p>
              </table:table-cell>
              <table:table-cell office:value-type="float" office:value="1.31181162740536">
                <text:p>1.31181162740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1.37884126185849">
                <text:p>1.378841261858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">
                <text:p>1.3</text:p>
              </table:table-cell>
              <table:table-cell office:value-type="float" office:value="1.44622204893596">
                <text:p>1.446222048935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">
                <text:p>1.4</text:p>
              </table:table-cell>
              <table:table-cell office:value-type="float" office:value="1.51394604789075">
                <text:p>1.513946047890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">
                <text:p>1.5</text:p>
              </table:table-cell>
              <table:table-cell office:value-type="float" office:value="1.5820053946134">
                <text:p>1.58200539461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184cm" svg:height="17.01cm" xlink:href=".." xlink:type="simple" chart:class="chart:scatter" chart:style-name="ch1">
        <chart:legend chart:legend-position="end" svg:x="17.2cm" svg:y="8.193cm" style:legend-expansion="high" chart:style-name="ch2"/>
        <chart:plot-area chart:style-name="ch3" table:cell-range-address="Лист3.A1:Лист3.B33" svg:x="0.853cm" svg:y="1.495cm" svg:width="15.541cm" svg:height="14.755cm">
          <chartooo:coordinate-region svg:x="0.999cm" svg:y="1.707cm" svg:width="15.301cm" svg:height="13.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3.B1:Лист3.B33" chart:class="chart:scatter">
            <chart:domain table:cell-range-address="Лист3.A1:Лист3.A33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7">
                <text:p>-1.7</text:p>
                <draw:g>
                  <svg:desc>Лист3.A1:Лист3.A33</svg:desc>
                </draw:g>
              </table:table-cell>
              <table:table-cell office:value-type="float" office:value="0.562982005141388">
                <text:p>0.562982005141388</text:p>
                <draw:g>
                  <svg:desc>Лист3.B1:Лист3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6">
                <text:p>-1.6</text:p>
              </table:table-cell>
              <table:table-cell office:value-type="float" office:value="0.550561797752809">
                <text:p>0.550561797752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4">
                <text:p>-1.4</text:p>
              </table:table-cell>
              <table:table-cell office:value-type="float" office:value="0.527027027027027">
                <text:p>0.527027027027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3">
                <text:p>-1.3</text:p>
              </table:table-cell>
              <table:table-cell office:value-type="float" office:value="0.516728624535316">
                <text:p>0.516728624535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">
                <text:p>-1.2</text:p>
              </table:table-cell>
              <table:table-cell office:value-type="float" office:value="0.508196721311475">
                <text:p>0.508196721311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1">
                <text:p>-1.1</text:p>
              </table:table-cell>
              <table:table-cell office:value-type="float" office:value="0.502262443438914">
                <text:p>0.502262443438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00000000000001">
                <text:p>-0.900000000000001</text:p>
              </table:table-cell>
              <table:table-cell office:value-type="float" office:value="0.502762430939226">
                <text:p>0.502762430939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0.512195121951219">
                <text:p>0.512195121951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00000000000001">
                <text:p>-0.700000000000001</text:p>
              </table:table-cell>
              <table:table-cell office:value-type="float" office:value="0.530201342281879">
                <text:p>0.530201342281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">
                <text:p>-0.6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">
                <text:p>-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">
                <text:p>-0.4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">
                <text:p>-0.3</text:p>
              </table:table-cell>
              <table:table-cell office:value-type="float" office:value="0.724770642201835">
                <text:p>0.7247706422018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">
                <text:p>-0.2</text:p>
              </table:table-cell>
              <table:table-cell office:value-type="float" office:value="0.807692307692308">
                <text:p>0.807692307692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0.900990099009901">
                <text:p>0.9009900990099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1.09454090923099">
                <text:p>1.094540909230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1.1766968108291">
                <text:p>1.1766968108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1.2451741707875">
                <text:p>1.2451741707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">
                <text:p>0.4</text:p>
              </table:table-cell>
              <table:table-cell office:value-type="float" office:value="1.29986736723936">
                <text:p>1.29986736723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1.34164078649987">
                <text:p>1.341640786499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1.37198868114007">
                <text:p>1.37198868114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">
                <text:p>0.7</text:p>
              </table:table-cell>
              <table:table-cell office:value-type="float" office:value="1.39269426488237">
                <text:p>1.39269426488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1.40556385699745">
                <text:p>1.405563856997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1.41225887786962">
                <text:p>1.412258877869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">
                <text:p>1.1</text:p>
              </table:table-cell>
              <table:table-cell office:value-type="float" office:value="2.78241472012287">
                <text:p>2.782414720122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2.86407817193445">
                <text:p>2.86407817193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">
                <text:p>1.3</text:p>
              </table:table-cell>
              <table:table-cell office:value-type="float" office:value="2.92711637083439">
                <text:p>2.92711637083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">
                <text:p>1.4</text:p>
              </table:table-cell>
              <table:table-cell office:value-type="float" office:value="2.97089945997692">
                <text:p>2.97089945997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">
                <text:p>1.5</text:p>
              </table:table-cell>
              <table:table-cell office:value-type="float" office:value="2.99498997320811">
                <text:p>2.994989973208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